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 style:list-style-name="WWNum2">
      <style:paragraph-properties fo:margin-left="1.5in" fo:margin-right="0in" fo:margin-top="0in" fo:margin-bottom="0in" loext:contextual-spacing="false" fo:text-indent="-0.25in" style:auto-text-indent="false"/>
    </style:style>
    <style:style style:name="P36" style:family="paragraph" style:parent-style-name="Standard">
      <style:paragraph-properties fo:break-before="auto" fo:break-after="auto"/>
    </style:style>
    <style:style style:name="P37" style:family="paragraph" style:parent-style-name="Heading_20_1" style:list-style-name="WWNum3"/>
    <style:style style:name="P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Sistemas operativos en red</text:span><text:span text:style-name="T2"><text:line-break/></text:span><text:span text:style-name="T3">UD 03. Actividades Evaluables 03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8">3. Actividad 01<text:tab/>3</text:span></text:a></text:p>
        </text:index-body>
      </text:table-of-content>
      <text:p text:style-name="P12"/>
      <text:p text:style-name="P15"/>
      <text:p text:style-name="P16"><text:span text:style-name="T14">UD03. Actividades evaluables 03</text:span></text:p>
      <text:list xml:id="list3147231224" text:style-name="WWNum3">
        <text:list-item>
          <text:p text:style-name="P37"><text:bookmark text:name="_dbh0n1vac4c8"/>Fecha de entrega</text:p>
        </text:list-item>
      </text:list>
      <text:p text:style-name="Standard"><text:span text:style-name="T10">Fecha límite de entrega: </text:span><text:span text:style-name="T20">Lun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2458014078786" text:continue-numbering="true" text:style-name="WWNum3">
        <text:list-item>
          <text:p text:style-name="P37"><text:bookmark text:name="_9maybllx2a09"/>Observaciones previas a la realización de tareas evaluables</text:p>
        </text:list-item>
      </text:list>
      <text:list xml:id="list1566127053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724740020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12457666437247" text:continue-list="list1566127053" text:style-name="WWNum4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9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2458867293383" text:continue-list="list112458014078786" text:style-name="WWNum3">
        <text:list-item>
          <text:p text:style-name="P37"><text:bookmark text:name="_4owcmsjlyn6b"/>Actividad 01</text:p>
        </text:list-item>
      </text:list>
      <text:p text:style-name="P34"><text:span text:style-name="T10">Realiza la creación de usuarios locales , grupos locales y <text:s/>permisos locales pertinentes para lograr la configuración deseada.</text:span></text:p>
      <text:p text:style-name="P34"><text:span text:style-name="T20">Usuarios y grupos:</text:span></text:p>
      <text:list xml:id="list3204183697" text:style-name="WWNum5">
        <text:list-item>
          <text:p text:style-name="P22">Jugadores que pertenecen al grupo ValenciaCF y SeleccionEspañola:</text:p>
          <text:list>
            <text:list-item>
              <text:p text:style-name="P30">Gayá</text:p>
            </text:list-item>
          </text:list>
        </text:list-item>
        <text:list-item>
          <text:p text:style-name="P25">Jugadores que pertenecen al grupo ValenciaCF pero no al grupo SeleccionEspañola:</text:p>
          <text:list>
            <text:list-item>
              <text:p text:style-name="P30">Mamardashvili</text:p>
            </text:list-item>
            <text:list-item>
              <text:p text:style-name="P30"><text:soft-page-break/>Javi Guerra</text:p>
            </text:list-item>
            <text:list-item>
              <text:p text:style-name="P30">Diakhaby</text:p>
            </text:list-item>
          </text:list>
        </text:list-item>
        <text:list-item>
          <text:p text:style-name="P25">Entrenadores:</text:p>
          <text:list>
            <text:list-item>
              <text:p text:style-name="P30">Entrenador del ValenciaCF: Baraja</text:p>
            </text:list-item>
            <text:list-item>
              <text:p text:style-name="P30">Entrenador de la SeleccionEspañola: De la Fuente</text:p>
            </text:list-item>
          </text:list>
        </text:list-item>
        <text:list-item>
          <text:p text:style-name="P25">Dueño del ValenciaCF</text:p>
          <text:list>
            <text:list-item>
              <text:p text:style-name="P32">PeterLim</text:p>
            </text:list-item>
          </text:list>
        </text:list-item>
      </text:list>
      <text:p text:style-name="P34"><text:span text:style-name="T20">Configuración de permisos:</text:span></text:p>
      <text:list xml:id="list3790326338" text:style-name="WWNum2">
        <text:list-item>
          <text:p text:style-name="P23">Carpeta "estrategiaValenciaCF":</text:p>
          <text:list>
            <text:list-item>
              <text:p text:style-name="P31">El entrenador del ValenciaCF (Baraja) tendrá permisos de "Control Total".</text:p>
            </text:list-item>
            <text:list-item>
              <text:p text:style-name="P31">Los jugadores del ValenciaCF tendrán permisos de "Solo Lectura".</text:p>
            </text:list-item>
            <text:list-item>
              <text:p text:style-name="P31">El archivo "SugerenciaEstrategias.txt" dentro de esta carpeta seguirá teniendo permisos de lectura, pero solo tendrá permisos de escritura para el entrenador del ValenciaCF.</text:p>
              <text:list>
                <text:list-item>
                  <text:p text:style-name="P35">El usuario PeterLim tendrá acceso a todo lo del Valencia, excepto el acceso a este fichero, que estará denegado explicito.</text:p>
                </text:list-item>
              </text:list>
            </text:list-item>
          </text:list>
        </text:list-item>
        <text:list-item>
          <text:p text:style-name="P26">Carpeta "estrategiaSeleccionEspañola":</text:p>
          <text:list>
            <text:list-item>
              <text:p text:style-name="P31">El entrenador de la SeleccionEspañola (De la Fuente) tendrá permisos de "Control Total".</text:p>
            </text:list-item>
            <text:list-item>
              <text:p text:style-name="P31">Los jugadores tendrán permisos de "Solo Lectura".</text:p>
            </text:list-item>
            <text:list-item>
              <text:p text:style-name="P31">El archivo "SugerenciaEstrategias.txt" dentro de esta carpeta seguirá teniendo permisos de lectura, pero solo escritura por el entrenador de la SeleccionEspañola.</text:p>
            </text:list-item>
          </text:list>
        </text:list-item>
        <text:list-item>
          <text:p text:style-name="P26">Carpeta "ConvocatoriaSeleccion":</text:p>
          <text:list>
            <text:list-item>
              <text:p text:style-name="P31">En esta carpeta, el archivo de texto "convocatoria.txt" será de "Lectura" para todos los usuarios.</text:p>
            </text:list-item>
            <text:list-item>
              <text:p text:style-name="P33">El resto de los archivos en esta carpeta tendrán permisos de "Lectura" solo para el entrenador y los jugadores de la SeleccionEspañola.</text:p>
            </text:list-item>
          </text:list>
        </text:list-item>
      </text:list>
      <text:p text:style-name="P10"><text:span text:style-name="T9"><text:s/>📕 </text:span><text:span text:style-name="T10">A entregar: </text:span>documento con explicación de qué permiso se le ha dado a cada elemen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3</text:span></text:p>
      </style:header>
      <style:footer>
        <text:p text:style-name="MP4"><text:span text:style-name="MT1">CFGM Sistemas Microinformáticos y Redes<text:tab/><text:tab/>Unidad 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9" meta:word-count="586" meta:character-count="3684" meta:non-whitespace-character-count="3174"/>
    <meta:generator>LibreOfficeDev/6.0.5.2$Linux_X86_64 LibreOffice_project/</meta:generator>
  </office:meta>
</office:document-meta>
</file>